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uth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RUTH 1-4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RUTH RENOUNCING (1:1-22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RUTH RENOUNCING (1:1-22)<text:s text:c="1"/></text:span><text:span text:style-name="a448" text:class-names=""/></text:p>
          </draw:text-box>
          <svg:title/>
          <svg:desc/>
        </draw:frame>
        <draw:frame draw:id="id88" presentation:style-name="a463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The famine (1:1-2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funerals (1:3-5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The farewells (1:6-15)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4" draw:style-name="a464" draw:master-page-name="Master1-Layout12-tx-Title-and-Text" presentation:presentation-page-layout-name="Master1-PPL12" draw:id="Slide-259">
        <draw:frame draw:id="id89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<text:s text:c="1"/>The farewells (1:6-15)<text:s text:c="1"/></text:span><text:span text:style-name="a466" text:class-names=""/></text:p>
          </draw:text-box>
          <svg:title/>
          <svg:desc/>
        </draw:frame>
        <draw:frame draw:id="id90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<text:s text:c="1"/>Naomi's decision (1:6-7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Naomi's despair (1:8-15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5" draw:style-name="a479" draw:master-page-name="Master1-Layout12-tx-Title-and-Text" presentation:presentation-page-layout-name="Master1-PPL12" draw:id="Slide-260">
        <draw:frame draw:id="id91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RUTH RENOUNCING (1:1-22)<text:s text:c="1"/></text:span><text:span text:style-name="a481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The famine (1:1-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funerals (1:3-5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farewells (1:6-15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faith (1:16-1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frustration (1:19-2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RUTH 1-4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RUTH RENOUNCING (1:1-22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RUTH REAPING (2:1-23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RUTH REAPING (2:1-23)<text:s text:c="1"/></text:span><text:span text:style-name="a520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mission of Ruth (2:1-2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meeting with Boaz (2:3-17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-title-Title-Slide" presentation:presentation-page-layout-name="Master1-PPL1" draw:id="Slide-263">
        <draw:frame draw:id="id97" presentation:style-name="a537" draw:name="Title 1" svg:x="1.38in" svg:y="0.83in" svg:width="10.3in" svg:height="4.42in" presentation:class="title" presentation:placeholder="false">
          <draw:text-box>
            <text:p text:style-name="a536" text:class-names="" text:cond-style-name=""><text:span text:style-name="a534" text:class-names=""><text:s text:c="1"/>The meeting with Boaz (2:3-17)<text:s text:c="1"/></text:span><text:span text:style-name="a535" text:class-names=""/></text:p>
          </draw:text-box>
          <svg:title/>
          <svg:desc/>
        </draw:frame>
        <draw:frame draw:id="id98" presentation:style-name="a542" draw:name="Subtitle 2" svg:x="1.38in" svg:y="5.25in" svg:width="10.3in" svg:height="1.85in" presentation:class="subtitle" presentation:placeholder="false">
          <draw:text-box>
            <text:p text:style-name="a539" text:class-names="" text:cond-style-name=""><text:span text:style-name="a538" text:class-names=""><text:s text:c="1"/>His encounter with Ruth (2:3-13)<text:s text:c="1"/></text:span></text:p>
            <text:p text:style-name="a541" text:class-names="" text:cond-style-name=""><text:span text:style-name="a540" text:class-names=""/></text:p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His encounter with Ruth (2:3-13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circumstances (2:3-7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onversation (3:8-13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meeting with Boaz (2:3-17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His encounter with Ruth (2:3-13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is encouragement to Ruth (2:14-17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His encouragement to Ruth (2:14-17)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invitation (2:14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instructions (2:15-17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The meeting with Boaz (2:3-17)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His encounter with Ruth (2:3-13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His encouragement to Ruth (2:14-17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RUTH REAPING (2:1-23)<text:s text:c="1"/></text:span><text:span text:style-name="a605" text:class-names=""/></text:p>
          </draw:text-box>
          <svg:title/>
          <svg:desc/>
        </draw:frame>
        <draw:frame draw:id="id108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 mission of Ruth (2:1-2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meeting with Boaz (2:3-17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marveling of Naomi (2:18-23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4" draw:style-name="a621" draw:master-page-name="Master1-Layout12-tx-Title-and-Text" presentation:presentation-page-layout-name="Master1-PPL12" draw:id="Slide-269">
        <draw:frame draw:id="id109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RUTH 1-4</text:span><text:span text:style-name="a623" text:class-names=""/></text:p>
          </draw:text-box>
          <svg:title/>
          <svg:desc/>
        </draw:frame>
        <draw:frame draw:id="id110" presentation:style-name="a638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RUTH RENOUNCING (1:1-22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RUTH REAPING (2:1-23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RUTH RESTING (3:1-18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5" draw:style-name="a639" draw:master-page-name="Master1-Layout12-tx-Title-and-Text" presentation:presentation-page-layout-name="Master1-PPL12" draw:id="Slide-270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RUTH RESTING (3:1-18)<text:s text:c="1"/></text:span><text:span text:style-name="a641" text:class-names=""/></text:p>
          </draw:text-box>
          <svg:title/>
          <svg:desc/>
        </draw:frame>
        <draw:frame draw:id="id112" presentation:style-name="a665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 plan (3:1-5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proposal (3:6-9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problem (3:10-13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precaution (3:14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provision (3:15-17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persistence (3:18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6" draw:style-name="a666" draw:master-page-name="Master1-Layout12-tx-Title-and-Text" presentation:presentation-page-layout-name="Master1-PPL12" draw:id="Slide-271">
        <draw:frame draw:id="id113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RUTH 1-4</text:span><text:span text:style-name="a668" text:class-names=""/></text:p>
          </draw:text-box>
          <svg:title/>
          <svg:desc/>
        </draw:frame>
        <draw:frame draw:id="id114" presentation:style-name="a686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RUTH RENOUNCING (1:1-22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RUTH REAPING (2:1-23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RUTH RESTING (3:1-18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RUTH RECEIVING (4:1-22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7" draw:style-name="a687" draw:master-page-name="Master1-Layout1-title-Title-Slide" presentation:presentation-page-layout-name="Master1-PPL1" draw:id="Slide-272">
        <draw:frame draw:id="id115" presentation:style-name="a691" draw:name="Title 1" svg:x="1.38in" svg:y="0.83in" svg:width="10.3in" svg:height="4.42in" presentation:class="title" presentation:placeholder="false">
          <draw:text-box>
            <text:p text:style-name="a690" text:class-names="" text:cond-style-name=""><text:span text:style-name="a688" text:class-names="">RUTH RECEIVING (4:1-22)<text:s text:c="1"/></text:span><text:span text:style-name="a689" text:class-names=""/></text:p>
          </draw:text-box>
          <svg:title/>
          <svg:desc/>
        </draw:frame>
        <draw:frame draw:id="id116" presentation:style-name="a696" draw:name="Subtitle 2" svg:x="1.38in" svg:y="5.25in" svg:width="10.3in" svg:height="1.85in" presentation:class="subtitle" presentation:placeholder="false">
          <draw:text-box>
            <text:p text:style-name="a693" text:class-names="" text:cond-style-name=""><text:span text:style-name="a692" text:class-names=""><text:s text:c="1"/>The summons (4:1-6):<text:s text:c="1"/></text:span></text:p>
            <text:p text:style-name="a695" text:class-names="" text:cond-style-name=""><text:span text:style-name="a694" text:class-names=""/></text:p>
          </draw:text-box>
          <svg:title/>
          <svg:desc/>
        </draw:frame>
      </draw:page>
      <draw:page draw:name="Slide18" draw:style-name="a697" draw:master-page-name="Master1-Layout12-tx-Title-and-Text" presentation:presentation-page-layout-name="Master1-PPL12" draw:id="Slide-273">
        <draw:frame draw:id="id117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<text:s text:c="1"/>The summons (4:1-6):<text:s text:c="1"/></text:span><text:span text:style-name="a699" text:class-names=""/></text:p>
          </draw:text-box>
          <svg:title/>
          <svg:desc/>
        </draw:frame>
        <draw:frame draw:id="id118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The rights of the family redeemer (4:1-5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refusal by the family redeemer (4:6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9" draw:style-name="a712" draw:master-page-name="Master1-Layout12-tx-Title-and-Text" presentation:presentation-page-layout-name="Master1-PPL12" draw:id="Slide-274">
        <draw:frame draw:id="id119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RUTH RECEIVING (4:1-22)<text:s text:c="1"/></text:span><text:span text:style-name="a714" text:class-names=""/></text:p>
          </draw:text-box>
          <svg:title/>
          <svg:desc/>
        </draw:frame>
        <draw:frame draw:id="id120" presentation:style-name="a729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summons (4:1-6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symbol (4:7-12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son (4:13-17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20" draw:style-name="a730" draw:master-page-name="Master1-Layout12-tx-Title-and-Text" presentation:presentation-page-layout-name="Master1-PPL12" draw:id="Slide-275">
        <draw:frame draw:id="id121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The son (4:13-17)<text:s text:c="1"/></text:span><text:span text:style-name="a732" text:class-names=""/></text:p>
          </draw:text-box>
          <svg:title/>
          <svg:desc/>
        </draw:frame>
        <draw:frame draw:id="id122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e fruitfulness of Ruth (4:13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 faithfulness of God (4:14-17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21" draw:style-name="a745" draw:master-page-name="Master1-Layout12-tx-Title-and-Text" presentation:presentation-page-layout-name="Master1-PPL12" draw:id="Slide-276">
        <draw:frame draw:id="id123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RUTH RECEIVING (4:1-22)<text:s text:c="1"/></text:span><text:span text:style-name="a747" text:class-names=""/></text:p>
          </draw:text-box>
          <svg:title/>
          <svg:desc/>
        </draw:frame>
        <draw:frame draw:id="id124" presentation:style-name="a765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The summons (4:1-6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The symbol (4:7-12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son (4:13-17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summary (4:18-22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2" draw:style-name="a766" draw:master-page-name="Master1-Layout12-tx-Title-and-Text" presentation:presentation-page-layout-name="Master1-PPL12" draw:id="Slide-277">
        <draw:frame draw:id="id125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RUTH 1-4</text:span><text:span text:style-name="a768" text:class-names=""/></text:p>
          </draw:text-box>
          <svg:title/>
          <svg:desc/>
        </draw:frame>
        <draw:frame draw:id="id126" presentation:style-name="a786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RUTH RENOUNCING (1:1-22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RUTH REAPING (2:1-23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RUTH RESTING (3:1-18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RUTH RECEIVING (4:1-22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draw:page draw:name="Slide23" draw:style-name="a787" draw:master-page-name="Master1-Layout1-title-Title-Slide" presentation:presentation-page-layout-name="Master1-PPL1" draw:id="Slide-278">
        <draw:frame draw:id="id127" presentation:style-name="a791" draw:name="Title 1" svg:x="1.38in" svg:y="0.83in" svg:width="10.3in" svg:height="4.42in" presentation:class="title" presentation:placeholder="false">
          <draw:text-box>
            <text:p text:style-name="a790" text:class-names="" text:cond-style-name=""><text:span text:style-name="a788" text:class-names="">Ruth</text:span><text:span text:style-name="a789" text:class-names=""/></text:p>
          </draw:text-box>
          <svg:title/>
          <svg:desc/>
        </draw:frame>
        <draw:frame draw:id="id128" presentation:style-name="a79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uth</dc:title>
    <meta:initial-creator>David STRICKLAND</meta:initial-creator>
    <dc:creator>David STRICKLAND</dc:creator>
    <meta:creation-date>2020-02-23T23:22:42Z</meta:creation-date>
    <dc:date>2020-02-23T23:22:43Z</dc:date>
    <meta:template xlink:href="BibleStudy" xlink:type="simple"/>
    <meta:editing-cycles>1</meta:editing-cycles>
    <meta:editing-duration>PT0S</meta:editing-duration>
    <meta:document-statistic meta:paragraph-count="79" meta:word-count="464"/>
  </office:meta>
</office:document-meta>
</file>